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nm="http://www.gnumeric.org/odf-extension/1.0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9">
      <number:year/>
      <number:text>/</number:text>
      <number:month number:style="long"/>
      <number:text>/</number:text>
      <number:day number:style="long"/>
    </number:date-style>
    <style:style style:name="ce22" style:family="table-cell" style:parent-style-name="Default" style:data-style-name="N37"/>
    <style:style style:name="ce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aa61a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14"/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37"/>
    <style:style style:name="ce2" style:family="table-cell" style:parent-style-name="Default" style:data-style-name="N36"/>
    <style:style style:name="ce24" style:family="table-cell" style:parent-style-name="Default" style:data-style-name="N84"/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aa61a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14"/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4" style:family="text">
      <style:text-properties style:text-outline="false" style:text-line-through-style="none" style:text-line-through-type="none" style:font-name="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1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21-10-17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21-10-18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21-10-3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21-11-0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21-11-02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21-11-06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21-11-09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10" calcext:value-type="date">
            <text:p>21-11-10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1-11" calcext:value-type="date">
            <text:p>21-11-1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13" calcext:value-type="date">
            <text:p>21-11-13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21" calcext:value-type="date">
            <text:p>21-11-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30" calcext:value-type="date">
            <text:p>21-11-30</text:p>
          </table:table-cell>
          <table:table-cell office:value-type="string" calcext:value-type="string">
            <text:p>BTP Game Licens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2-04" calcext:value-type="date">
            <text:p>21-12-04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2-07" calcext:value-type="date">
            <text:p>21-12-07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03" calcext:value-type="date">
            <text:p>22-01-03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1" calcext:value-type="date">
            <text:p>22-01-11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2" calcext:value-type="date">
            <text:p>22-01-12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5" calcext:value-type="date">
            <text:p>22-01-15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8" calcext:value-type="date">
            <text:p>22-01-18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9" calcext:value-type="date">
            <text:p>22-01-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2-08" calcext:value-type="date">
            <text:p>2022-02-08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2-09" calcext:value-type="date">
            <text:p>2022-02-09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4-02" calcext:value-type="date">
            <text:p>2022-04-02</text:p>
          </table:table-cell>
          <table:table-cell office:value-type="string" calcext:value-type="string">
            <text:p>Licence A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4-02" calcext:value-type="date">
            <text:p>2022-04-02</text:p>
          </table:table-cell>
          <table:table-cell office:value-type="string" calcext:value-type="string">
            <text:p>License AP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4" office:value-type="date" office:date-value="2022-04-24" calcext:value-type="date">
            <text:p>2022-04-24</text:p>
          </table:table-cell>
          <table:table-cell office:value-type="string" calcext:value-type="string">
            <text:p>License API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1"/>
        <table:table-column table:style-name="co1" table:number-columns-repeated="1022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3">Kivy-iOS – Python 3.8 + Pillow - </text:span><text:span text:style-name="T3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21-01-09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21-01-16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21-01-17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21-01-18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21-01-1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1-01-22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1-01-23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1-01-2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21-02-0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21-02-0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1-02-2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1-02-28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21-03-13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-03-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21-04-17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-04-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1-04-24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1-04-27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1-04-28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1-04-29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21-05-03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21-05-04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5-23" calcext:value-type="date">
            <text:p>21-05-23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1-06-20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1-06-27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1-06-2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21-06-30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21-07-02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21-07-03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7-04" calcext:value-type="date">
            <text:p>21-07-04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21-07-08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21-07-0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21-07-10" calcext:value-type="date">
            <text:p>21-07-10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21-07-12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21-07-13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21-07-17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21-07-18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1-07-27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21-07-3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21-08-09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21-08-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21-08-29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3">
          <table:table-cell table:style-name="ce31" table:formula="of:=SUM([.A2:.A77])" office:value-type="float" office:value="158" calcext:value-type="float">
            <text:p>158</text:p>
          </table:table-cell>
          <table:table-cell table:style-name="ce31"/>
          <table:table-cell table:style-name="ce31" office:value-type="string" calcext:value-type="string">
            <text:p>Total</text:p>
          </table:table-cell>
          <table:table-cell table:style-name="ce31" table:number-columns-repeated="1021"/>
        </table:table-row>
        <table:table-row table:style-name="ro1">
          <table:table-cell table:style-name="ce32" table:number-columns-repeated="1024"/>
        </table:table-row>
        <table:table-row table:style-name="ro1">
          <table:table-cell/>
          <table:table-cell table:style-name="Default" office:value-type="string" calcext:value-type="string">
            <text:p>Paid: 16/09/2021 <text:s/>Payment Received (SWIFT) Invoice Number 10 – R 67 797.93 <text:s text:c="2"/></text:p>
          </table:table-cell>
          <table:table-cell table:number-columns-repeated="1022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3" table:formula="of:=SUM([.A2:.A71])" office:value-type="float" office:value="138" calcext:value-type="float">
            <text:p>138</text:p>
          </table:table-cell>
          <table:table-cell table:style-name="ce33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1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4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1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21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5" table:formula="of:=SUM([.A2:.A41])" office:value-type="float" office:value="48" calcext:value-type="float">
            <text:p>48</text:p>
          </table:table-cell>
          <table:table-cell table:style-name="ce35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6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7"/>
        <table:table-column table:style-name="co1" table:number-columns-repeated="1023" table:default-cell-style-name="ce3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8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8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9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9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39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9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7"/>
        <table:table-column table:style-name="co1" table:default-cell-style-name="ce38"/>
        <table:table-column table:style-name="co1" table:number-columns-repeated="62" table:default-cell-style-name="ce3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4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7"/>
        <table:table-column table:style-name="co1" table:number-columns-repeated="63" table:default-cell-style-name="ce3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40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3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8"/>
          <table:table-cell table:number-columns-repeated="62"/>
        </table:table-row>
        <table:table-row table:style-name="ro1">
          <table:table-cell/>
          <table:table-cell table:style-name="ce38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7"/>
        <table:table-column table:style-name="co1" table:default-cell-style-name="ce37"/>
        <table:table-column table:style-name="co12" table:default-cell-style-name="ce37"/>
        <table:table-column table:style-name="co1" table:number-columns-repeated="1021" table:default-cell-style-name="ce3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4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3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8" office:value-type="string" calcext:value-type="string">
            <text:p>20/12/2016</text:p>
          </table:table-cell>
          <table:table-cell table:style-name="ce4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8" office:value-type="string" calcext:value-type="string">
            <text:p>21/12/2016</text:p>
          </table:table-cell>
          <table:table-cell table:style-name="ce4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7"/>
        <table:table-column table:style-name="co1" table:number-columns-repeated="1023" table:default-cell-style-name="ce37"/>
        <table:table-row table:style-name="ro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" table:number-columns-repeated="1021" table:default-cell-style-name="ce37"/>
        <table:table-row table:style-name="ro1">
          <table:table-cell table:style-name="ce43" office:value-type="string" calcext:value-type="string">
            <text:p>Time (in hours)</text:p>
          </table:table-cell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5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58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5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5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59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7" table:number-columns-repeated="3"/>
          <table:table-cell table:number-columns-repeated="1021"/>
        </table:table-row>
        <table:table-row table:style-name="ro1">
          <table:table-cell table:style-name="ce3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4P0"/>
    </number:currency-style>
    <number:date-style style:name="N115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3" style:display-name="2017 p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2_20__28_paid_29_" style:display-name="2017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_28_paid_29_" style:display-name="2017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6_20__28_paid_29_" style:display-name="2016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p2_20__28_paid_29_" style:display-name="2015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_28_paid_29_" style:display-name="2015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5T20:10:07.109837735</dc:date>
    <meta:creation-date>2014-12-14T08:12:00Z</meta:creation-date>
    <meta:editing-cycles>631</meta:editing-cycles>
    <meta:editing-duration>P1DT29M25S</meta:editing-duration>
    <meta:generator>LibreOffice/7.2.4.1$Linux_X86_64 LibreOffice_project/27d75539669ac387bb498e35313b970b7fe9c4f9</meta:generator>
    <meta:document-statistic meta:table-count="11" meta:cell-count="1883" meta:object-count="0"/>
  </office:meta>
</office:document-meta>
</file>